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25pt" fo:font-weight="bold" officeooo:rsid="00141192" officeooo:paragraph-rsid="00141192" style:font-size-asian="25pt" style:font-weight-asian="bold" style:font-size-complex="25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fo:font-size="25pt" fo:font-weight="bold" officeooo:paragraph-rsid="0015fba4" style:font-size-asian="25pt" style:font-weight-asian="bold" style:font-size-complex="25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fo:font-size="25pt" fo:font-weight="bold" officeooo:paragraph-rsid="00187bfd" style:font-size-asian="25pt" style:font-weight-asian="bold" style:font-size-complex="25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fo:font-size="25pt" fo:font-weight="bold" officeooo:paragraph-rsid="00141192" style:font-size-asian="25pt" style:font-weight-asian="bold" style:font-size-complex="25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fo:font-size="25pt" fo:font-weight="bold" officeooo:rsid="0015fba4" officeooo:paragraph-rsid="0015fba4" style:font-size-asian="25pt" style:font-weight-asian="bold" style:font-size-complex="25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fo:font-size="25pt" fo:font-weight="bold" officeooo:rsid="0016fb86" officeooo:paragraph-rsid="0016fb86" style:font-size-asian="25pt" style:font-weight-asian="bold" style:font-size-complex="25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fo:font-size="25pt" fo:font-weight="bold" officeooo:rsid="0016fb86" officeooo:paragraph-rsid="001c9bea" style:font-size-asian="25pt" style:font-weight-asian="bold" style:font-size-complex="25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fo:font-size="25pt" fo:font-weight="bold" officeooo:rsid="0019ba00" officeooo:paragraph-rsid="0019ba00" style:font-size-asian="25pt" style:font-weight-asian="bold" style:font-size-complex="25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fo:font-size="25pt" fo:font-weight="bold" officeooo:rsid="001ac3de" officeooo:paragraph-rsid="001ac3de" style:font-size-asian="25pt" style:font-weight-asian="bold" style:font-size-complex="25pt" style:font-weight-complex="bold"/>
    </style:style>
    <style:style style:name="P10" style:family="paragraph" style:parent-style-name="Standard">
      <style:paragraph-properties fo:line-height="100%" fo:text-align="center" style:justify-single-word="false"/>
      <style:text-properties officeooo:paragraph-rsid="0019ba00"/>
    </style:style>
    <style:style style:name="T1" style:family="text">
      <style:text-properties officeooo:rsid="00141192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fo:font-weight="bold" officeooo:rsid="00141192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015fba4" style:font-size-asian="24pt" style:font-weight-asian="bold" style:font-size-complex="24pt" style:font-weight-complex="bold"/>
    </style:style>
    <style:style style:name="T5" style:family="text">
      <style:text-properties fo:font-size="24pt" fo:font-weight="bold" officeooo:rsid="0016fb86" style:font-size-asian="24pt" style:font-weight-asian="bold" style:font-size-complex="24pt" style:font-weight-complex="bold"/>
    </style:style>
    <style:style style:name="T6" style:family="text">
      <style:text-properties fo:font-size="24pt" fo:font-weight="bold" officeooo:rsid="001769d7" style:font-size-asian="24pt" style:font-weight-asian="bold" style:font-size-complex="24pt" style:font-weight-complex="bold"/>
    </style:style>
    <style:style style:name="T7" style:family="text">
      <style:text-properties fo:font-size="24pt" fo:font-weight="bold" officeooo:rsid="0017e8b2" style:font-size-asian="24pt" style:font-weight-asian="bold" style:font-size-complex="24pt" style:font-weight-complex="bold"/>
    </style:style>
    <style:style style:name="T8" style:family="text">
      <style:text-properties fo:font-size="24pt" fo:font-weight="bold" officeooo:rsid="00187bfd" style:font-size-asian="24pt" style:font-weight-asian="bold" style:font-size-complex="24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officeooo:rsid="00141192" style:font-size-asian="24pt" style:font-size-complex="24pt"/>
    </style:style>
    <style:style style:name="T11" style:family="text">
      <style:text-properties fo:font-size="24pt" officeooo:rsid="0015fba4" style:font-size-asian="24pt" style:font-size-complex="24pt"/>
    </style:style>
    <style:style style:name="T12" style:family="text">
      <style:text-properties fo:font-size="24pt" officeooo:rsid="0016fb86" style:font-size-asian="24pt" style:font-size-complex="24pt"/>
    </style:style>
    <style:style style:name="T13" style:family="text">
      <style:text-properties fo:font-size="24pt" officeooo:rsid="0017e8b2" style:font-size-asian="24pt" style:font-size-complex="24pt"/>
    </style:style>
    <style:style style:name="T14" style:family="text">
      <style:text-properties fo:font-size="24pt" officeooo:rsid="001769d7" style:font-size-asian="24pt" style:font-size-complex="24pt"/>
    </style:style>
    <style:style style:name="T15" style:family="text">
      <style:text-properties fo:font-size="24pt" officeooo:rsid="00187bfd" style:font-size-asian="24pt" style:font-size-complex="24pt"/>
    </style:style>
    <style:style style:name="T16" style:family="text">
      <style:text-properties officeooo:rsid="0015fba4"/>
    </style:style>
    <style:style style:name="T17" style:family="text">
      <style:text-properties officeooo:rsid="0016fb86"/>
    </style:style>
    <style:style style:name="T18" style:family="text">
      <style:text-properties officeooo:rsid="001769d7"/>
    </style:style>
    <style:style style:name="T19" style:family="text">
      <style:text-properties officeooo:rsid="0017e8b2"/>
    </style:style>
    <style:style style:name="T20" style:family="text">
      <style:text-properties officeooo:rsid="00187bfd"/>
    </style:style>
    <style:style style:name="T21" style:family="text">
      <style:text-properties officeooo:rsid="001c9bea"/>
    </style:style>
    <style:style style:name="T22" style:family="text">
      <style:text-properties fo:font-size="25pt" fo:font-weight="bold" officeooo:rsid="001dd743" style:font-size-asian="25pt" style:font-weight-asian="bold" style:font-size-complex="25pt" style:font-weight-complex="bold"/>
    </style:style>
    <style:style style:name="T23" style:family="text">
      <style:text-properties fo:font-size="25pt" fo:font-weight="bold" officeooo:rsid="0019ba00" style:font-size-asian="25pt" style:font-weight-asian="bold" style:font-size-complex="25pt" style:font-weight-complex="bold"/>
    </style:style>
    <style:style style:name="T24" style:family="text">
      <style:text-properties officeooo:rsid="001dd7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O<text:span text:style-name="T16">RATOIRE</text:span> <text:span text:style-name="T21">DE </text:span>GEMMOLOGIE</text:p>
      <text:p text:style-name="P1"/>
      <text:p text:style-name="P2"><text:span text:style-name="T1">LABO</text:span><text:span text:style-name="T16">RATOIRE</text:span><text:span text:style-name="T1"> </text:span><text:span text:style-name="T21">D’</text:span><text:span text:style-name="T1">ALCHIMIE</text:span></text:p>
      <text:p text:style-name="P2"/>
      <text:p text:style-name="P5"><text:span text:style-name="T1">T</text:span>OMBEAU DU MAGE <text:span text:style-name="T17">SOMBRE</text:span></text:p>
      <text:p text:style-name="P5"/>
      <text:p text:style-name="P7">CIMETIÈRE <text:span text:style-name="T21">IMPROVISÉ</text:span></text:p>
      <text:p text:style-name="P6"/>
      <text:p text:style-name="P6">COFFRE FAMILIAL</text:p>
      <text:p text:style-name="P6"/>
      <text:p text:style-name="P6">JUNGLE <text:span text:style-name="T19">DU DRUIDE</text:span></text:p>
      <text:p text:style-name="P6"/>
      <text:p text:style-name="P6">NICHE DE LA BÊTE</text:p>
      <text:p text:style-name="P6"/>
      <text:p text:style-name="P6">CORRIDORS MANAÏQUES</text:p>
      <text:p text:style-name="P6"/>
      <text:p text:style-name="P3"><text:span text:style-name="T18">OBJETS </text:span><text:span text:style-name="T21">DISSÉMINÉS</text:span></text:p>
      <text:p text:style-name="P3"/>
      <text:p text:style-name="P10"><text:span text:style-name="T22">MATÉRIEL</text:span><text:span text:style-name="T23"> DES JOUEURS</text:span></text:p>
      <text:p text:style-name="P8"/>
      <text:p text:style-name="P9">BUFFET D’OUTRE-MONDE</text:p>
      <text:p text:style-name="P9"/>
      <text:p text:style-name="P9">COINS DES FANTÔMES</text:p>
      <text:p text:style-name="P4"/>
      <text:p text:style-name="P9"><text:span text:style-name="T1">C</text:span>OSTUMES JOUEURS</text:p>
      <text:p text:style-name="P9"/>
      <text:p text:style-name="P9">COSTUMES FIGURANT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29T19:46:28.464000000</meta:creation-date>
    <meta:generator>LibreOffice/6.4.4.2$Windows_X86_64 LibreOffice_project/3d775be2011f3886db32dfd395a6a6d1ca2630ff</meta:generator>
    <dc:date>2022-05-29T20:02:57.101000000</dc:date>
    <meta:editing-duration>PT16M26S</meta:editing-duration>
    <meta:editing-cycles>11</meta:editing-cycles>
    <meta:document-statistic meta:table-count="0" meta:image-count="0" meta:object-count="0" meta:page-count="1" meta:paragraph-count="14" meta:word-count="36" meta:character-count="263" meta:non-whitespace-character-count="241"/>
  </office:meta>
</office:document-meta>
</file>